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PathHelper.getLookupPathForRequest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PathHelper.decodeInternal( HttpServletRequest request ,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PathHelper.getOriginatingRequestUri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.s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athHelper.getPathWithinServletMapping( HttpServletRequest request , String pathWithinAp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rlPathHelper.getOriginatingServletPath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.getRemainingPath( String requestUri , String mapping , boolean ignoreCa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UrlPathHelper.getOriginatingContextPath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.get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athHelper.isUrl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athHelper.getContextPath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.ignoreServletPath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PathHelper.getSanitizedPath( final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PathHelper.setUrlDecode( boolean urlD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.check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athHelper.getOriginatingQueryString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PathHelper.getResolvedLookupPath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.getServletPath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.setDefaultEncoding( String defaul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.removeSemicolonContent( String reques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.removeJsessionid( String request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lPathHelper.decodeAndCleanUriString( HttpServletRequest request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PathHelper.decodePathVariables( HttpServletRequest request , Map &lt; String , String &gt; v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PathHelper.setAlwaysUseFullPath( boolean alwaysUseFul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.getRequestUri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.shouldRemoveSemicolon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athHelper.shouldRemoveTrailingServletPathSlash(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rlPathHelper.resolveAndCacheLookupPath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PathHelper.setRemoveSemicolonContent( boolean removeSemicolon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PathHelper.decodeMatrixVariables( HttpServletRequest request , MultiValueMap &lt; String , String &gt; va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lPathHelper.determineEncoding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PathHelper.removeSemicolonContentInternal( String requ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PathHelper.decodeRequestString( HttpServletRequest request ,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PathHelper.getPathWithinServletMapping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PathHelper.getPathWithinApplication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PathHelper.getLookupPathForRequest( HttpServletRequest request , @ Nullable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